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Františku,</text:p>
      <text:p text:style-name="Normal">v tento svátek lásky ti posílám myšlenky, které jsou oživením jasným světlem našeho sdíleného andělského čísla - trojky. Pod ochranou archanděla Jophiela, který nás obdařuje kreativitou a schopností vnímat krásu ve všem co je, nacházíme společnou půdu. Tvoje vnímavost k překrásnu a schopnost odfouknout negativitu jsou darem, kterým z našeho světa děláš místo plné barev a světla. V tento den, kdy srdce mluví hlasitěji než kdy jindy, doufám, že dokážeme společně tvořit vzácné okamžiky plné lásky a porozumění. Ať nás spojení s archandělem Jophielem vede k odhalování vnitřní krásy ve všem, co nás obklopuje.</text:p>
      <text:p text:style-name="Normal">S láskou plnou barev a kreativní energie, kterou nám náš anděl strážný přináší, sledujme, kam nás naše společná cesta povede. Nechme se unášet na křídlech inspirace a pozitivity, jež z našeho spojení pramení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